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142271" officeooo:paragraph-rsid="00142271"/>
    </style:style>
    <style:style style:name="P2" style:family="paragraph" style:parent-style-name="Preformatted_20_Text">
      <style:text-properties officeooo:rsid="0014ac16" officeooo:paragraph-rsid="0014ac16"/>
    </style:style>
    <style:style style:name="P3" style:family="paragraph" style:parent-style-name="Preformatted_20_Text">
      <style:text-properties officeooo:rsid="0014e355" officeooo:paragraph-rsid="0014e355"/>
    </style:style>
    <style:style style:name="P4" style:family="paragraph" style:parent-style-name="Preformatted_20_Text">
      <style:text-properties officeooo:rsid="0014fdcd" officeooo:paragraph-rsid="0014fdcd"/>
    </style:style>
    <style:style style:name="T1" style:family="text">
      <style:text-properties officeooo:rsid="0014e3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.1</text:p>
      <text:p text:style-name="P2"/>
      <text:p text:style-name="P1">chencheng.liang@ws10:~/lab3/RadioCountToLeds$ python unSim.py </text:p>
      <text:p text:style-name="P1"><text:s text:c="2"/>1 <text:s text:c="2"/>2 <text:s text:c="2"/>-54.0</text:p>
      <text:p text:style-name="P1"><text:s text:c="2"/>2 <text:s text:c="2"/>1 <text:s text:c="2"/>-55.0</text:p>
      <text:p text:style-name="P1"><text:s text:c="2"/>1 <text:s text:c="2"/>3 <text:s text:c="2"/>-60.0</text:p>
      <text:p text:style-name="P1"><text:s text:c="2"/>3 <text:s text:c="2"/>1 <text:s text:c="2"/>-60.0</text:p>
      <text:p text:style-name="P1"><text:s text:c="2"/>2 <text:s text:c="2"/>3 <text:s text:c="2"/>-64.0</text:p>
      <text:p text:style-name="P1"><text:s text:c="2"/>3 <text:s text:c="2"/>2 <text:s text:c="2"/>-64.0</text:p>
      <text:p text:style-name="P1">Creating noise model for <text:s/>1</text:p>
      <text:p text:style-name="P1">Creating noise model for <text:s/>2</text:p>
      <text:p text:style-name="P1">Creating noise model for <text:s/>3</text:p>
      <text:p text:style-name="P1">DEBUG (1): Application booted.</text:p>
      <text:p text:style-name="P1">DEBUG (1): Application booted.</text:p>
      <text:p text:style-name="P1">DEBUG (1): Application booted (second message).</text:p>
      <text:p text:style-name="P1">DEBUG (1): Application booted (third message).</text:p>
      <text:p text:style-name="P1">DEBUG (2): Application booted.</text:p>
      <text:p text:style-name="P1">DEBUG (2): Application booted.</text:p>
      <text:p text:style-name="P1">DEBUG (2): Application booted (second message).</text:p>
      <text:p text:style-name="P1">DEBUG (2): Application booted (third message).</text:p>
      <text:p text:style-name="P1">DEBUG (3): Application booted.</text:p>
      <text:p text:style-name="P1">DEBUG (3): Application booted.</text:p>
      <text:p text:style-name="P1">DEBUG (3): Application booted (second message).</text:p>
      <text:p text:style-name="P1">DEBUG (3): Application booted (third message).</text:p>
      <text:p text:style-name="P1">DEBUG (1): RadioCountToLedsC: timer fired, counter is 1.</text:p>
      <text:p text:style-name="P1">DEBUG (1): </text:p>
      <text:p text:style-name="P1">DEBUG (1): Sender ID: 1</text:p>
      <text:p text:style-name="P1">DEBUG (1): RadioCountToLedsC: packet sent.</text:p>
      <text:p text:style-name="P1">DEBUG (1): Time: 0:0:0.244150635</text:p>
      <text:p text:style-name="P1">DEBUG (2): RadioCountToLedsC: timer fired, counter is 1.</text:p>
      <text:p text:style-name="P1">DEBUG (2): </text:p>
      <text:p text:style-name="P1">DEBUG (2): Sender ID: 2</text:p>
      <text:p text:style-name="P1">DEBUG (2): RadioCountToLedsC: packet sent.</text:p>
      <text:p text:style-name="P1">DEBUG (2): Time: 0:0:0.244220635</text:p>
      <text:p text:style-name="P1">DEBUG (3): RadioCountToLedsC: timer fired, counter is 1.</text:p>
      <text:p text:style-name="P1">DEBUG (3): </text:p>
      <text:p text:style-name="P1">DEBUG (3): Sender ID: 3</text:p>
      <text:p text:style-name="P1">DEBUG (3): RadioCountToLedsC: packet sent.</text:p>
      <text:p text:style-name="P1">DEBUG (3): Time: 0:0:0.244320635</text:p>
      <text:p text:style-name="P1">DEBUG (3): </text:p>
      <text:p text:style-name="P1">DEBUG (3): Source ID: 1</text:p>
      <text:p text:style-name="P1">DEBUG (3): Received packet of length 2.</text:p>
      <text:p text:style-name="P1">DEBUG (3): Time: 0:0:0.246866683</text:p>
      <text:p text:style-name="P1">DEBUG (3): This node ID: 3</text:p>
      <text:p text:style-name="P1">DEBUG (2): </text:p>
      <text:p text:style-name="P1">DEBUG (2): Source ID: 1</text:p>
      <text:p text:style-name="P1">DEBUG (2): Received packet of length 2.</text:p>
      <text:p text:style-name="P1">DEBUG (2): Time: 0:0:0.246866683</text:p>
      <text:p text:style-name="P1">DEBUG (2): This node ID: 2</text:p>
      <text:p text:style-name="P1">DEBUG (3): </text:p>
      <text:p text:style-name="P1">DEBUG (3): Source ID: 2</text:p>
      <text:p text:style-name="P1">DEBUG (3): Received packet of length 2.</text:p>
      <text:p text:style-name="P1">DEBUG (3): Time: 0:0:0.253208010</text:p>
      <text:p text:style-name="P1">DEBUG (3): This node ID: 3</text:p>
      <text:p text:style-name="P1">DEBUG (1): </text:p>
      <text:p text:style-name="P1">DEBUG (1): Source ID: 2</text:p>
      <text:p text:style-name="P1">DEBUG (1): Received packet of length 2.</text:p>
      <text:p text:style-name="P1">DEBUG (1): Time: 0:0:0.253208010</text:p>
      <text:p text:style-name="P1">DEBUG (1): This node ID: 1</text:p>
      <text:p text:style-name="P1">DEBUG (2): </text:p>
      <text:p text:style-name="P1">DEBUG (2): Source ID: 3</text:p>
      <text:p text:style-name="P1">DEBUG (2): Received packet of length 2.</text:p>
      <text:p text:style-name="P1">DEBUG (2): Time: 0:0:0.254040427</text:p>
      <text:p text:style-name="P1">DEBUG (2): This node ID: 2</text:p>
      <text:p text:style-name="P1"><text:soft-page-break/>DEBUG (1): </text:p>
      <text:p text:style-name="P1">DEBUG (1): Source ID: 3</text:p>
      <text:p text:style-name="P1">DEBUG (1): Received packet of length 2.</text:p>
      <text:p text:style-name="P1">DEBUG (1): Time: 0:0:0.254040427</text:p>
      <text:p text:style-name="P1">DEBUG (1): This node ID: 1</text:p>
      <text:p text:style-name="P1">DEBUG (1): RadioCountToLedsC: timer fired, counter is 2.</text:p>
      <text:p text:style-name="P1">DEBUG (1): </text:p>
      <text:p text:style-name="P1">DEBUG (1): Sender ID: 1</text:p>
      <text:p text:style-name="P1">DEBUG (1): RadioCountToLedsC: packet sent.</text:p>
      <text:p text:style-name="P1">DEBUG (1): Time: 0:0:0.488291260</text:p>
      <text:p text:style-name="P1">DEBUG (2): RadioCountToLedsC: timer fired, counter is 2.</text:p>
      <text:p text:style-name="P1">DEBUG (2): </text:p>
      <text:p text:style-name="P1">DEBUG (2): Sender ID: 2</text:p>
      <text:p text:style-name="P1">DEBUG (2): RadioCountToLedsC: packet sent.</text:p>
      <text:p text:style-name="P1">DEBUG (2): Time: 0:0:0.488361260</text:p>
      <text:p text:style-name="P1">DEBUG (3): RadioCountToLedsC: timer fired, counter is 2.</text:p>
      <text:p text:style-name="P1">DEBUG (3): </text:p>
      <text:p text:style-name="P1">DEBUG (3): Sender ID: 3</text:p>
      <text:p text:style-name="P1">DEBUG (3): RadioCountToLedsC: packet sent.</text:p>
      <text:p text:style-name="P1">DEBUG (3): Time: 0:0:0.488461260</text:p>
      <text:p text:style-name="P1">DEBUG (2): </text:p>
      <text:p text:style-name="P1">DEBUG (2): Source ID: 3</text:p>
      <text:p text:style-name="P1">DEBUG (2): Received packet of length 2.</text:p>
      <text:p text:style-name="P1">DEBUG (2): Time: 0:0:0.489681956</text:p>
      <text:p text:style-name="P1">DEBUG (2): This node ID: 2</text:p>
      <text:p text:style-name="P1">DEBUG (1): </text:p>
      <text:p text:style-name="P1">DEBUG (1): Source ID: 3</text:p>
      <text:p text:style-name="P1">DEBUG (1): Received packet of length 2.</text:p>
      <text:p text:style-name="P1">DEBUG (1): Time: 0:0:0.489681956</text:p>
      <text:p text:style-name="P1">DEBUG (1): This node ID: 1</text:p>
      <text:p text:style-name="P1">DEBUG (3): </text:p>
      <text:p text:style-name="P1">DEBUG (3): Source ID: 1</text:p>
      <text:p text:style-name="P1">DEBUG (3): Received packet of length 2.</text:p>
      <text:p text:style-name="P1">DEBUG (3): Time: 0:0:0.491449811</text:p>
      <text:p text:style-name="P1">DEBUG (3): This node ID: 3</text:p>
      <text:p text:style-name="P1">DEBUG (2): </text:p>
      <text:p text:style-name="P1">DEBUG (2): Source ID: 1</text:p>
      <text:p text:style-name="P1">DEBUG (2): Received packet of length 2.</text:p>
      <text:p text:style-name="P1">DEBUG (2): Time: 0:0:0.491449811</text:p>
      <text:p text:style-name="P1">DEBUG (2): This node ID: 2</text:p>
      <text:p text:style-name="P1">DEBUG (3): </text:p>
      <text:p text:style-name="P1">DEBUG (3): Source ID: 2</text:p>
      <text:p text:style-name="P1">DEBUG (3): Received packet of length 2.</text:p>
      <text:p text:style-name="P1">DEBUG (3): Time: 0:0:0.497608033</text:p>
      <text:p text:style-name="P1">DEBUG (3): This node ID: 3</text:p>
      <text:p text:style-name="P1">DEBUG (1): </text:p>
      <text:p text:style-name="P1">DEBUG (1): Source ID: 2</text:p>
      <text:p text:style-name="P1">DEBUG (1): Received packet of length 2.</text:p>
      <text:p text:style-name="P1">DEBUG (1): Time: 0:0:0.497608033</text:p>
      <text:p text:style-name="P1">DEBUG (1): This node ID: 1</text:p>
      <text:p text:style-name="P1"/>
      <text:p text:style-name="P1"/>
      <text:p text:style-name="P1"/>
      <text:p text:style-name="P1"/>
      <text:p text:style-name="P1"/>
      <text:p text:style-name="P2">3.2</text:p>
      <text:p text:style-name="P2">change meyer-heavy.txt's data all number over -200 <text:span text:style-name="T1">like:</text:span></text:p>
      <text:p text:style-name="P3">-201</text:p>
      <text:p text:style-name="P3">-202</text:p>
      <text:p text:style-name="P3">-204</text:p>
      <text:p text:style-name="P3">-205</text:p>
      <text:p text:style-name="P3">-207</text:p>
      <text:p text:style-name="P3">-201</text:p>
      <text:p text:style-name="P3">-202</text:p>
      <text:p text:style-name="P3"><text:soft-page-break/>-204</text:p>
      <text:p text:style-name="P3">-205</text:p>
      <text:p text:style-name="P3">-207</text:p>
      <text:p text:style-name="P3">-201</text:p>
      <text:p text:style-name="P3">-202</text:p>
      <text:p text:style-name="P3">-204</text:p>
      <text:p text:style-name="P3">-205</text:p>
      <text:p text:style-name="P3">-207</text:p>
      <text:p text:style-name="P3">-201</text:p>
      <text:p text:style-name="P3">-202</text:p>
      <text:p text:style-name="P3">-204</text:p>
      <text:p text:style-name="P3">-205</text:p>
      <text:p text:style-name="P3">-207</text:p>
      <text:p text:style-name="P3">-201</text:p>
      <text:p text:style-name="P3">-202</text:p>
      <text:p text:style-name="P3">-204</text:p>
      <text:p text:style-name="P3">-205</text:p>
      <text:p text:style-name="P2"/>
      <text:p text:style-name="P3">The we cannot receive packages.</text:p>
      <text:p text:style-name="P3"/>
      <text:p text:style-name="P2">chencheng.liang@ws10:~/lab3/RadioCountToLeds$ python unSim.py </text:p>
      <text:p text:style-name="P2"><text:s text:c="2"/>1 <text:s text:c="2"/>2 <text:s text:c="2"/>-54.0</text:p>
      <text:p text:style-name="P2"><text:s text:c="2"/>2 <text:s text:c="2"/>1 <text:s text:c="2"/>-55.0</text:p>
      <text:p text:style-name="P2"><text:s text:c="2"/>1 <text:s text:c="2"/>3 <text:s text:c="2"/>-60.0</text:p>
      <text:p text:style-name="P2"><text:s text:c="2"/>3 <text:s text:c="2"/>1 <text:s text:c="2"/>-60.0</text:p>
      <text:p text:style-name="P2"><text:s text:c="2"/>2 <text:s text:c="2"/>3 <text:s text:c="2"/>-64.0</text:p>
      <text:p text:style-name="P2"><text:s text:c="2"/>3 <text:s text:c="2"/>2 <text:s text:c="2"/>-64.0</text:p>
      <text:p text:style-name="P2">Creating noise model for <text:s/>1</text:p>
      <text:p text:style-name="P2">Creating noise model for <text:s/>2</text:p>
      <text:p text:style-name="P2">Creating noise model for <text:s/>3</text:p>
      <text:p text:style-name="P2">DEBUG (1): Application booted.</text:p>
      <text:p text:style-name="P2">DEBUG (1): Application booted.</text:p>
      <text:p text:style-name="P2">DEBUG (1): Application booted (second message).</text:p>
      <text:p text:style-name="P2">DEBUG (1): Application booted (third message).</text:p>
      <text:p text:style-name="P2">DEBUG (2): Application booted.</text:p>
      <text:p text:style-name="P2">DEBUG (2): Application booted.</text:p>
      <text:p text:style-name="P2">DEBUG (2): Application booted (second message).</text:p>
      <text:p text:style-name="P2">DEBUG (2): Application booted (third message).</text:p>
      <text:p text:style-name="P2">DEBUG (3): Application booted.</text:p>
      <text:p text:style-name="P2">DEBUG (3): Application booted.</text:p>
      <text:p text:style-name="P2">DEBUG (3): Application booted (second message).</text:p>
      <text:p text:style-name="P2">DEBUG (3): Application booted (third message).</text:p>
      <text:p text:style-name="P2">DEBUG (1): RadioCountToLedsC: timer fired, counter is 1.</text:p>
      <text:p text:style-name="P2">DEBUG (1): </text:p>
      <text:p text:style-name="P2">DEBUG (1): Sender ID: 1</text:p>
      <text:p text:style-name="P2">DEBUG (1): RadioCountToLedsC: packet sent.</text:p>
      <text:p text:style-name="P2">DEBUG (1): Time: 0:0:0.244150635</text:p>
      <text:p text:style-name="P2">DEBUG (2): RadioCountToLedsC: timer fired, counter is 1.</text:p>
      <text:p text:style-name="P2">DEBUG (2): </text:p>
      <text:p text:style-name="P2">DEBUG (2): Sender ID: 2</text:p>
      <text:p text:style-name="P2">DEBUG (2): RadioCountToLedsC: packet sent.</text:p>
      <text:p text:style-name="P2">DEBUG (2): Time: 0:0:0.244220635</text:p>
      <text:p text:style-name="P2">DEBUG (3): RadioCountToLedsC: timer fired, counter is 1.</text:p>
      <text:p text:style-name="P2">DEBUG (3): </text:p>
      <text:p text:style-name="P2">DEBUG (3): Sender ID: 3</text:p>
      <text:p text:style-name="P2">DEBUG (3): RadioCountToLedsC: packet sent.</text:p>
      <text:p text:style-name="P2">DEBUG (3): Time: 0:0:0.244320635</text:p>
      <text:p text:style-name="P2"/>
      <text:p text:style-name="P2"/>
      <text:p text:style-name="P4">3.3</text:p>
      <text:p text:style-name="P4">App.AMPacket -&gt; AMSenderC; in RadioCountToLedsAppC.nc</text:p>
      <text:p text:style-name="P4"/>
      <text:p text:style-name="P4"/>
      <text:p text:style-name="P4"/>
      <text:p text:style-name="P4"><text:soft-page-break/>In RadioCountToLedsC.nc:</text:p>
      <text:p text:style-name="P4">Add interface AMPacket;</text:p>
      <text:p text:style-name="P4"/>
      <text:p text:style-name="P4"><text:s/>if (call AMSend.send(AM_BROADCAST_ADDR, &amp;packet, sizeof(radio_count_msg_t)) == SUCCESS) {</text:p>
      <text:p text:style-name="P4"><text:tab/>uint16_t Sender_ID = call AMPacket.address();</text:p>
      <text:p text:style-name="P4"><text:tab/>dbg("RadioCountToLedsC","\n");</text:p>
      <text:p text:style-name="P4"><text:tab/>dbg("RadioCountToLedsC","Sender ID: %hhu\n", Sender_ID);</text:p>
      <text:p text:style-name="P4"><text:tab/>dbg("RadioCountToLedsC", "RadioCountToLedsC: packet sent.\n", counter);<text:tab/></text:p>
      <text:p text:style-name="P4"><text:tab/>dbg("RadioCountToLedsC", "Time: %s\n", sim_time_string());</text:p>
      <text:p text:style-name="P4"><text:tab/>locked = TRUE;</text:p>
      <text:p text:style-name="P4"><text:s text:c="6"/>}</text:p>
      <text:p text:style-name="P4"/>
      <text:p text:style-name="P4"/>
      <text:p text:style-name="P4"><text:s/>event message_t* Receive.receive(message_t* bufPtr, </text:p>
      <text:p text:style-name="P4"><text:tab/><text:tab/><text:tab/><text:tab/> <text:s text:c="2"/>void* payload, uint8_t len) {</text:p>
      <text:p text:style-name="P4"><text:tab/>uint16_t source = call AMPacket.source(bufPtr);</text:p>
      <text:p text:style-name="P4"><text:tab/>uint16_t Receiver_ID = call AMPacket.address();</text:p>
      <text:p text:style-name="P4"><text:tab/>dbg("RadioCountToLedsC","\n");</text:p>
      <text:p text:style-name="P4"><text:tab/>dbg("RadioCountToLedsC","Source ID: %hhu\n", source);</text:p>
      <text:p text:style-name="P4"/>
      <text:p text:style-name="P4"><text:s text:c="4"/>dbg("RadioCountToLedsC", "Received packet of length %hhu.\n", len);</text:p>
      <text:p text:style-name="P4"><text:tab/>dbg("RadioCountToLedsC", "Time: %s\n", sim_time_string());</text:p>
      <text:p text:style-name="P4"><text:tab/>//dbg("RadioCountToLedsC","ID: %hhu\n", source);</text:p>
      <text:p text:style-name="P4"><text:tab/></text:p>
      <text:p text:style-name="P4"><text:tab/>dbg("RadioCountToLedsC","This node ID: %hhu\n", Receiver_ID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7:28:48.888621025</dc:date>
    <meta:editing-duration>PT6M52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4" meta:paragraph-count="200" meta:word-count="820" meta:character-count="5614" meta:non-whitespace-character-count="4857"/>
  </office:meta>
</office:document-meta>
</file>